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0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ce5"/>
        <table:table-column table:style-name="co2" table:default-cell-style-name="Default"/>
        <table:table-column table:style-name="co2" table:number-columns-repeated="16376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Personality</text:p>
          </table:table-cell>
          <table:table-cell table:style-name="ce6" office:value-type="string" calcext:value-type="string">
            <text:p>API</text:p>
          </table:table-cell>
          <table:table-cell table:style-name="ce3" office:value-type="string" calcext:value-type="string">
            <text:p>Icon</text:p>
          </table:table-cell>
          <table:table-cell table:style-name="ce3" office:value-type="string" calcext:value-type="string">
            <text:p>Icon size</text:p>
          </table:table-cell>
          <table:table-cell table:style-name="ce3" office:value-type="string" calcext:value-type="string">
            <text:p>Live glance</text:p>
          </table:table-cell>
          <table:table-cell table:style-name="ce1" office:value-type="string" calcext:value-type="string">
            <text:p>GUI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5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Approach® S6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6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7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pproach® S70 42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Captain Marvel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Air X1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Bravo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Bravo Titanium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PX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Delta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2™ Mach 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2™ Mach 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2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arth Vader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G1 / G1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G2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1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/ Descent™ Mk2i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2 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Descent™ Mk3 43mm / Mk3i 43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Descent™ Mk3i 51mm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3.4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nduro™ 3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fenix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pix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 table:style-name="ce2" table:number-columns-repeated="16377"/>
        </table:table-row>
        <table:table-row table:style-name="ro1">
          <table:table-cell office:value-type="string" calcext:value-type="string">
            <text:p>epix™ (Gen 2) / quatix® 7 Sapphi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47mm / quat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epix™ Pro (Gen 2) 51mm / D2™ Mach 1 Pro / tactix® 7 – AMOLED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/ tactix® Bravo / quatix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3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/ quatix® 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S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/ tactix® Charli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5X Plu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/ 6 Solar / 6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 Pro / 6 Sapphire / 6 Pro Solar / 6 Pro Dual Power / quatix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/ 6S Solar / 6S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S Pro / 6S Sapphire / 6S Pro Solar / 6S Pro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6X Pro / 6X Sapphire / 6X Pro Solar / tactix® Delta Sapphire …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/ quatix® 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S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/ tactix® 7 / quatix® 7X Solar / Enduro™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7X Pro - Solar Edition (no Wi-Fi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3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47mm /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Pro 47mm / 51mm / Micro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2.0</text:p>
          </table:table-cell>
          <table:table-cell office:value-type="string" calcext:value-type="string">
            <text:p>65536A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8 Solar 51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Chrono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ēnix® 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irst Avenge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5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 16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55s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265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2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570 - 47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30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645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35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7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20XT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3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45 LT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bad glance rendering</text:p>
          </table:table-cell>
          <table:table-cell table:style-name="ce7"/>
          <table:table-cell table:style-name="ce4" table:number-columns-repeated="3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55 / Sola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x</text:p>
          </table:table-cell>
          <table:table-cell table:style-name="ce7" office:value-type="string" calcext:value-type="string">
            <text:p>4.2.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Forerunner® 97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65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Garmin Swim™ 2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 / Solar / Dual Power / dēzl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S / Solar / Dual Pow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2X So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o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45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AMOLED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3 Solar 45mm / 50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Crosso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crossover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0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Instinct® E – 45 m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5.0.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yes</text:p>
          </table:table-cell>
          <table:table-cell table:style-name="ce2" office:value-type="string" calcext:value-type="string">
            <text:p>instinct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thlete / Adventurer / Captain /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(Gen 2)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float" office:value="65536" calcext:value-type="float">
            <text:p>655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ix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dventur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thl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Avi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aptain / MARQ® Captain: American Magic 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Comman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Driv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Exp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MARQ® Gol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3.4.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fenix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Rey™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 Pl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2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3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 2 Mus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15" office:value-type="string" calcext:value-type="string">
            <text:p>4.2.0</text:p>
          </table:table-cell>
          <table:table-cell office:value-type="string" calcext:value-type="string">
            <text:p>65536 H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venu2sq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Sq. Music Edi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enu® X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nux1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ercedes-Benz® Collection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3 Music LT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4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0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x</text:p>
          </table:table-cell>
          <table:table-cell table:style-name="ce7" office:value-type="string" calcext:value-type="string">
            <text:p>5.1.0</text:p>
          </table:table-cell>
          <table:table-cell office:value-type="string" calcext:value-type="string">
            <text:p>65536 HC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yes</text:p>
          </table:table-cell>
          <table:table-cell office:value-type="string" calcext:value-type="string">
            <text:p>venu2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active® HR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ívolife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7" office:value-type="string" calcext:value-type="string">
            <text:p>???</text:p>
          </table:table-cell>
          <table:table-cell table:number-columns-repeated="3" table:style-name="ce4" office:value-type="string" calcext:value-type="string">
            <text:p>???</text:p>
          </table:table-cell>
          <table:table-cell/>
          <table:table-cell table:style-name="Default" table:number-columns-repeated="16376"/>
        </table:table-row>
        <table:table-row table:style-name="ro1" table:number-rows-repeated="1048442">
          <table:table-cell table:number-columns-repeated="8"/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.00.0000</text:date>, <text:time style:data-style-name="N2" text:time-value="09:39:50.918498787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12T08:57:06.265600120</meta:creation-date>
    <dc:date>2026-01-01T10:33:07.302549833</dc:date>
    <meta:editing-duration>PT18H44M50S</meta:editing-duration>
    <meta:editing-cycles>33</meta:editing-cycles>
    <meta:generator>LibreOffice/25.8.4.2$Linux_X86_64 LibreOffice_project/580$Build-2</meta:generator>
    <meta:document-statistic meta:table-count="1" meta:cell-count="955" meta:object-count="0"/>
  </office:meta>
</office:document-meta>
</file>